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ICOLA CRESTA ROJA EIR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494006678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BANILLAS VIGO, CARLO IVA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34710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RONAL RODRIGUEZ RIO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124721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7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35</text:p>
          </table:table-cell>
          <table:table-cell table:style-name="Tableau1.D2" office:value-type="string">
            <text:p text:style-name="P12">157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7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27/10/2021</text:p>
          </table:table-cell>
          <table:table-cell table:style-name="Tabla2.A2" office:value-type="string">
            <text:p text:style-name="P7">231</text:p>
          </table:table-cell>
          <table:table-cell table:style-name="Tabla2.A2" office:value-type="string">
            <text:p text:style-name="P7">1575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3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8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7T21:57:5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